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.1965in" loext:contextual-spacing="false"/>
    </style:style>
    <style:style style:name="P2" style:family="paragraph" style:parent-style-name="Heading_20_3">
      <style:paragraph-properties fo:margin-top="0in" fo:margin-bottom="0.1965in" loext:contextual-spacing="false"/>
      <style:text-properties officeooo:rsid="00117ed5" officeooo:paragraph-rsid="00117ed5"/>
    </style:style>
    <style:style style:name="P3" style:family="paragraph" style:parent-style-name="Standard">
      <style:paragraph-properties fo:margin-top="0in" fo:margin-bottom="0.1965in" loext:contextual-spacing="false"/>
    </style:style>
    <style:style style:name="P4" style:family="paragraph" style:parent-style-name="Standard">
      <style:paragraph-properties fo:margin-top="0in" fo:margin-bottom="0.1965in" loext:contextual-spacing="false"/>
      <style:text-properties officeooo:rsid="00117ed5" officeooo:paragraph-rsid="00117ed5"/>
    </style:style>
    <style:style style:name="P5" style:family="paragraph" style:parent-style-name="Standard">
      <style:paragraph-properties fo:margin-top="0in" fo:margin-bottom="0.1965in" loext:contextual-spacing="false"/>
      <style:text-properties officeooo:paragraph-rsid="00117ed5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3">
      <style:text-properties officeooo:paragraph-rsid="00117ed5"/>
    </style:style>
    <style:style style:name="P18" style:family="paragraph" style:parent-style-name="Text_20_body" style:list-style-name="L15"/>
    <style:style style:name="P19" style:family="paragraph" style:parent-style-name="Text_20_body">
      <style:text-properties officeooo:paragraph-rsid="00117ed5"/>
    </style:style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1">
      <style:paragraph-properties fo:margin-top="0in" fo:margin-bottom="0in" loext:contextual-spacing="false"/>
    </style:style>
    <style:style style:name="P27" style:family="paragraph" style:parent-style-name="Text_20_body" style:list-style-name="L2">
      <style:paragraph-properties fo:margin-top="0in" fo:margin-bottom="0in" loext:contextual-spacing="false"/>
    </style:style>
    <style:style style:name="P28" style:family="paragraph" style:parent-style-name="Text_20_body" style:list-style-name="L3">
      <style:paragraph-properties fo:margin-top="0in" fo:margin-bottom="0in" loext:contextual-spacing="false"/>
    </style:style>
    <style:style style:name="P29" style:family="paragraph" style:parent-style-name="Text_20_body" style:list-style-name="L4">
      <style:paragraph-properties fo:margin-top="0in" fo:margin-bottom="0in" loext:contextual-spacing="false"/>
    </style:style>
    <style:style style:name="P30" style:family="paragraph" style:parent-style-name="Text_20_body" style:list-style-name="L5">
      <style:paragraph-properties fo:margin-top="0in" fo:margin-bottom="0in" loext:contextual-spacing="false"/>
    </style:style>
    <style:style style:name="P31" style:family="paragraph" style:parent-style-name="Text_20_body" style:list-style-name="L6">
      <style:paragraph-properties fo:margin-top="0in" fo:margin-bottom="0in" loext:contextual-spacing="false"/>
    </style:style>
    <style:style style:name="P32" style:family="paragraph" style:parent-style-name="Text_20_body" style:list-style-name="L8">
      <style:paragraph-properties fo:margin-top="0in" fo:margin-bottom="0in" loext:contextual-spacing="false"/>
    </style:style>
    <style:style style:name="P33" style:family="paragraph" style:parent-style-name="Text_20_body" style:list-style-name="L9">
      <style:paragraph-properties fo:margin-top="0in" fo:margin-bottom="0in" loext:contextual-spacing="false"/>
    </style:style>
    <style:style style:name="P34" style:family="paragraph" style:parent-style-name="Text_20_body" style:list-style-name="L10">
      <style:paragraph-properties fo:margin-top="0in" fo:margin-bottom="0in" loext:contextual-spacing="false"/>
    </style:style>
    <style:style style:name="P35" style:family="paragraph" style:parent-style-name="Text_20_body" style:list-style-name="L11">
      <style:paragraph-properties fo:margin-top="0in" fo:margin-bottom="0in" loext:contextual-spacing="false"/>
    </style:style>
    <style:style style:name="P36" style:family="paragraph" style:parent-style-name="Text_20_body" style:list-style-name="L17">
      <style:paragraph-properties fo:margin-top="0in" fo:margin-bottom="0in" loext:contextual-spacing="false"/>
    </style:style>
    <style:style style:name="P37" style:family="paragraph" style:parent-style-name="Text_20_body" style:list-style-name="L18">
      <style:paragraph-properties fo:margin-top="0in" fo:margin-bottom="0in" loext:contextual-spacing="false"/>
    </style:style>
    <style:style style:name="P38" style:family="paragraph" style:parent-style-name="Text_20_body" style:list-style-name="L19">
      <style:paragraph-properties fo:margin-top="0in" fo:margin-bottom="0in" loext:contextual-spacing="false"/>
    </style:style>
    <style:style style:name="P39" style:family="paragraph" style:parent-style-name="Text_20_body" style:list-style-name="L20">
      <style:paragraph-properties fo:margin-top="0in" fo:margin-bottom="0in" loext:contextual-spacing="false"/>
    </style:style>
    <style:style style:name="P40" style:family="paragraph" style:parent-style-name="Text_20_body" style:list-style-name="L21">
      <style:paragraph-properties fo:margin-top="0in" fo:margin-bottom="0in" loext:contextual-spacing="false"/>
    </style:style>
    <style:style style:name="P41" style:family="paragraph" style:parent-style-name="Text_20_body">
      <style:paragraph-properties fo:margin-top="0in" fo:margin-bottom="0.1965in" loext:contextual-spacing="false"/>
    </style:style>
    <style:style style:name="T1" style:family="text">
      <style:text-properties officeooo:rsid="00117ed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a <text:span text:style-name="Strong_20_Emphasis">step-by-step process to build a machine learning model for a disaster detection system using social media data</text:span>:</text:p>
      <text:p text:style-name="Horizontal_20_Line"/>
      <text:h text:style-name="Heading_20_2" text:outline-level="2"><text:span text:style-name="Strong_20_Emphasis">Step 1: Define the Problem</text:span></text:h>
      <text:list xml:id="list3469760040" text:style-name="L5">
        <text:list-item>
          <text:p text:style-name="P30"><text:span text:style-name="Strong_20_Emphasis">Objective</text:span>: Predict whether a social media post is disaster-related and classify the type of disaster.</text:p>
        </text:list-item>
        <text:list-item>
          <text:p text:style-name="P30"><text:span text:style-name="Strong_20_Emphasis">Output</text:span>: A trained model that can classify social media posts as:</text:p>
          <text:list>
            <text:list-item>
              <text:p text:style-name="P30"><text:span text:style-name="Emphasis">Disaster-related (earthquake, flood, wildfire, etc.)</text:span></text:p>
            </text:list-item>
            <text:list-item>
              <text:p text:style-name="P10"><text:span text:style-name="Emphasis">Non-disaster-related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Step 2: Data Collection</text:span></text:h>
      <text:list xml:id="list4069400574" text:style-name="L6">
        <text:list-item>
          <text:p text:style-name="P11"><text:span text:style-name="Strong_20_Emphasis">Identify Data Sources</text:span>:</text:p>
          <text:list>
            <text:list-item>
              <text:p text:style-name="P31">Use APIs from Twitter, Reddit, or Facebook to fetch social media posts.</text:p>
            </text:list-item>
            <text:list-item>
              <text:p text:style-name="P31">Collect existing datasets (e.g., CrisisLex, Kaggle datasets on disaster tweets).</text:p>
            </text:list-item>
          </text:list>
        </text:list-item>
        <text:list-item>
          <text:p text:style-name="P11"><text:span text:style-name="Strong_20_Emphasis">Fetch Data</text:span>:</text:p>
          <text:list>
            <text:list-item>
              <text:p text:style-name="P11">Query disaster-related keywords and hashtags (e.g., "earthquake," "#flood").</text:p>
            </text:list-item>
          </text:list>
        </text:list-item>
      </text:list>
      <text:p text:style-name="P41"><text:span text:style-name="Strong_20_Emphasis"><text:span text:style-name="T1"><text:s text:c="7"/>3. </text:span></text:span><text:span text:style-name="Strong_20_Emphasis">Store Data</text:span>:</text:p>
      <text:list xml:id="list756713150" text:style-name="L7">
        <text:list-item>
          <text:p text:style-name="P12">Save the data in a CSV or database for preprocessing:</text:p>
        </text:list-item>
      </text:list>
      <text:p text:style-name="P3"/>
      <text:p text:style-name="P3"/>
      <text:h text:style-name="P1" text:outline-level="3"><text:span text:style-name="Strong_20_Emphasis">Step 1: Understand Objectives</text:span></text:h>
      <text:list xml:id="list3871556952" text:style-name="L8">
        <text:list-item>
          <text:p text:style-name="P32">Clearly define your objectives:</text:p>
          <text:list>
            <text:list-item>
              <text:p text:style-name="P32">What types of disasters will you detect? (e.g., earthquakes, floods)</text:p>
            </text:list-item>
            <text:list-item>
              <text:p text:style-name="P32">Will the system analyze only text or also images/videos?</text:p>
            </text:list-item>
            <text:list-item>
              <text:p text:style-name="P13">Will it operate in real time?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2: Setup the Environment</text:span></text:h>
      <text:list xml:id="list480335535" text:style-name="L9">
        <text:list-item>
          <text:p text:style-name="P14"><text:span text:style-name="Strong_20_Emphasis">Choose Tools and Platforms</text:span>:</text:p>
          <text:list>
            <text:list-item>
              <text:p text:style-name="P33">Programming Language: Python is highly recommended for its ecosystem.</text:p>
            </text:list-item>
            <text:list-item>
              <text:p text:style-name="P33">Libraries:</text:p>
              <text:list>
                <text:list-item>
                  <text:p text:style-name="P33">Data Handling: Pandas, NumPy.</text:p>
                </text:list-item>
                <text:list-item>
                  <text:p text:style-name="P33"><text:soft-page-break/>NLP: NLTK, SpaCy, Hugging Face Transformers.</text:p>
                </text:list-item>
                <text:list-item>
                  <text:p text:style-name="P33">Machine Learning: Scikit-learn, TensorFlow, PyTorch.</text:p>
                </text:list-item>
                <text:list-item>
                  <text:p text:style-name="P14">APIs: Tweepy (for Twitter API), OpenCV (for images/videos).</text:p>
                </text:list-item>
              </text:list>
            </text:list-item>
          </text:list>
        </text:list-item>
      </text:list>
      <text:p text:style-name="P41"><text:span text:style-name="Strong_20_Emphasis">Install Dependencies</text:span>:</text:p>
      <text:p text:style-name="P41"><text:span text:style-name="Strong_20_Emphasis">Prepare a Development Environment</text:span>:</text:p>
      <text:list xml:id="list602678682" text:style-name="L10">
        <text:list-item>
          <text:p text:style-name="P34">Use an IDE like VS Code, PyCharm, or Jupyter Notebook.</text:p>
        </text:list-item>
        <text:list-item>
          <text:p text:style-name="P15">Setup GitHub for version control.</text:p>
        </text:list-item>
      </text:list>
      <text:h text:style-name="P1" text:outline-level="3"><text:span text:style-name="Strong_20_Emphasis">Step 3: Data Collection</text:span></text:h>
      <text:list xml:id="list2536469567" text:style-name="L11">
        <text:list-item>
          <text:p text:style-name="P16"><text:span text:style-name="Strong_20_Emphasis">Social Media Data</text:span>:</text:p>
          <text:list>
            <text:list-item>
              <text:p text:style-name="P35">Register for API keys from platforms like Twitter, Facebook, or Reddit.</text:p>
            </text:list-item>
            <text:list-item>
              <text:p text:style-name="P16">Collect posts containing disaster-related keywords or hashtags:</text:p>
            </text:list-item>
          </text:list>
        </text:list-item>
      </text:list>
      <text:p text:style-name="P5"><text:span text:style-name="T1"><text:s text:c="6"/>2. </text:span><text:span text:style-name="Strong_20_Emphasis">Crowdsourcing Data</text:span>:</text:p>
      <text:list xml:id="list2086126875" text:style-name="L13">
        <text:list-item>
          <text:p text:style-name="P17">Set up a simple app using frameworks like Flask or FastAPI to collect user-submitted reports.</text:p>
        </text:list-item>
      </text:list>
      <text:p text:style-name="P19"><text:span text:style-name="Strong_20_Emphasis"><text:span text:style-name="T1"><text:s text:c="6"/>3. <text:s/></text:span></text:span><text:span text:style-name="Strong_20_Emphasis">Data Storage</text:span>:</text:p>
      <text:list xml:id="list1447303480" text:style-name="L15">
        <text:list-item>
          <text:p text:style-name="P18">Store collected data in a database (e.g., SQLite, MongoDB):</text:p>
        </text:list-item>
      </text:list>
      <text:h text:style-name="P2" text:outline-level="3"><text:span text:style-name="Strong_20_Emphasis">Step 4: Data Preprocessing</text:span></text:h>
      <text:list xml:id="list3424566673" text:style-name="L16">
        <text:list-item>
          <text:p text:style-name="P20"><text:span text:style-name="Strong_20_Emphasis">Clean Text Data</text:span>:</text:p>
          <text:list>
            <text:list-item>
              <text:p text:style-name="P20">Remove URLs, hashtags, and special characters:</text:p>
            </text:list-item>
          </text:list>
        </text:list-item>
      </text:list>
      <text:h text:style-name="P2" text:outline-level="3"><text:span text:style-name="Strong_20_Emphasis">Step 5: Model Building</text:span></text:h>
      <text:list xml:id="list786302844" text:style-name="L17">
        <text:list-item>
          <text:p text:style-name="P21"><text:span text:style-name="Strong_20_Emphasis">Select a Model</text:span>:</text:p>
          <text:list>
            <text:list-item>
              <text:p text:style-name="P36">Start with a simple classification model (e.g., Logistic Regression or Random Forest).</text:p>
            </text:list-item>
            <text:list-item>
              <text:p text:style-name="P36">Progress to advanced models like BERT or fine-tuned transformers.</text:p>
            </text:list-item>
          </text:list>
        </text:list-item>
        <text:list-item>
          <text:p text:style-name="P21"><text:span text:style-name="Strong_20_Emphasis">Train the Model</text:span>:</text:p>
          <text:list>
            <text:list-item>
              <text:p text:style-name="P21">Split the data into training and testing sets:</text:p>
            </text:list-item>
          </text:list>
        </text:list-item>
      </text:list>
      <text:h text:style-name="P2" text:outline-level="3"><text:span text:style-name="Strong_20_Emphasis">Step 6: Integrate Real-Time Processing</text:span></text:h>
      <text:list xml:id="list2622327178" text:style-name="L18">
        <text:list-item>
          <text:p text:style-name="P22"><text:span text:style-name="Strong_20_Emphasis">Stream Data</text:span>:</text:p>
          <text:list>
            <text:list-item>
              <text:p text:style-name="P37">Use Twitter’s Streaming API or services like Apache Kafka to collect real-time data.</text:p>
            </text:list-item>
            <text:list-item>
              <text:p text:style-name="P37">Process incoming data through the trained model.</text:p>
            </text:list-item>
          </text:list>
        </text:list-item>
        <text:list-item>
          <text:p text:style-name="P22"><text:span text:style-name="Strong_20_Emphasis">Predict Disaster-Related Posts</text:span>:</text:p>
        </text:list-item>
      </text:list>
      <text:p text:style-name="P4"/>
      <text:h text:style-name="P2" text:outline-level="3"><text:soft-page-break/><text:span text:style-name="Strong_20_Emphasis">Step 7: Visualize and Alert</text:span></text:h>
      <text:list xml:id="list3383639614" text:style-name="L19">
        <text:list-item>
          <text:p text:style-name="P23"><text:span text:style-name="Strong_20_Emphasis">Create a Dashboard</text:span>:</text:p>
          <text:list>
            <text:list-item>
              <text:p text:style-name="P38">Use frameworks like Dash or Streamlit to display live heatmaps and key statistics.</text:p>
            </text:list-item>
          </text:list>
        </text:list-item>
        <text:list-item>
          <text:p text:style-name="P23"><text:span text:style-name="Strong_20_Emphasis">Send Alerts</text:span>:</text:p>
          <text:list>
            <text:list-item>
              <text:p text:style-name="P23">Integrate with services like Twilio or Firebase to send real-time alerts.</text:p>
            </text:list-item>
          </text:list>
        </text:list-item>
      </text:list>
      <text:h text:style-name="Heading_20_3" text:outline-level="3"><text:span text:style-name="Strong_20_Emphasis">Step 8: Deploy and Scale</text:span></text:h>
      <text:list xml:id="list1443636121" text:style-name="L20">
        <text:list-item>
          <text:p text:style-name="P24"><text:span text:style-name="Strong_20_Emphasis">Deployment</text:span>:</text:p>
          <text:list>
            <text:list-item>
              <text:p text:style-name="P39">Use cloud platforms (AWS, GCP, Azure) or containerization tools (Docker) to deploy your model.</text:p>
            </text:list-item>
          </text:list>
        </text:list-item>
        <text:list-item>
          <text:p text:style-name="P24"><text:span text:style-name="Strong_20_Emphasis">Continuous Improvement</text:span>:</text:p>
          <text:list>
            <text:list-item>
              <text:p text:style-name="P39">Regularly update the model with new data.</text:p>
            </text:list-item>
            <text:list-item>
              <text:p text:style-name="P24">Address emerging disaster types or trends.</text:p>
            </text:list-item>
          </text:list>
        </text:list-item>
      </text:list>
      <text:h text:style-name="Heading_20_3" text:outline-level="3"><text:span text:style-name="Strong_20_Emphasis">Step 9: Monitor and Evaluate</text:span></text:h>
      <text:list xml:id="list5787023" text:style-name="L21">
        <text:list-item>
          <text:p text:style-name="P40">Track system performance with real-world data.</text:p>
        </text:list-item>
        <text:list-item>
          <text:p text:style-name="P25">Identify failure cases and retrain the model as needed.</text:p>
        </text:list-item>
      </text:list>
      <text:p text:style-name="Text_20_body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5T20:16:58.265006832</meta:creation-date>
    <dc:date>2024-11-25T20:28:58.961732281</dc:date>
    <meta:editing-duration>PT1M40S</meta:editing-duration>
    <meta:editing-cycles>1</meta:editing-cycles>
    <meta:document-statistic meta:table-count="0" meta:image-count="0" meta:object-count="0" meta:page-count="3" meta:paragraph-count="68" meta:word-count="480" meta:character-count="2984" meta:non-whitespace-character-count="2600"/>
    <meta:generator>LibreOffice/6.4.7.2$Linux_X86_64 LibreOffice_project/40$Build-2</meta:generator>
  </office:meta>
</office:document-meta>
</file>